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name="a6ec4eb">
      <style:paragraph-properties/>
    </style:style>
    <style:style style:family="paragraph" style:name="a4a020e">
      <style:paragraph-properties/>
    </style:style>
    <style:style style:family="paragraph" style:name="ab0d8ee">
      <style:paragraph-properties/>
    </style:style>
    <style:style style:family="paragraph" style:name="a3131f0">
      <style:paragraph-properties/>
      <style:text-properties fo:font-size="11pt" fo:font-weight="bold" style:font-name-asian="Cambria" style:font-size-asian="11pt" style:font-weight-asian="bold"/>
    </style:style>
    <style:style style:family="table-cell" style:name="a3c7592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e4d68d">
      <style:paragraph-properties/>
      <style:text-properties fo:font-size="11pt" style:font-name-asian="Cambria" style:font-size-asian="11pt"/>
    </style:style>
    <style:style style:family="table-cell" style:name="aac91e1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5972d">
      <style:paragraph-properties/>
      <style:text-properties fo:font-size="11pt" style:font-name-asian="Cambria" style:font-size-asian="11pt"/>
    </style:style>
    <style:style style:family="table-cell" style:name="a01eecf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a5e4f5">
      <style:paragraph-properties/>
      <style:text-properties fo:font-size="11pt" style:font-name-asian="Cambria" style:font-size-asian="11pt"/>
    </style:style>
    <style:style style:family="table-cell" style:name="a7e09e1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f80c7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f67b2c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d34247">
      <style:paragraph-properties/>
      <style:text-properties fo:country="DE" fo:font-size="11pt" fo:language="de" style:font-name-asian="Cambria" style:font-size-asian="11pt"/>
    </style:style>
    <style:style style:family="table-cell" style:name="a10512d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914fd8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paragraph" style:name="ada6a76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7dd299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74e66b">
      <style:paragraph-properties/>
      <style:text-properties fo:country="DE" fo:font-size="11pt" fo:language="de" style:font-name-asian="Cambria" style:font-size-asian="11pt"/>
    </style:style>
    <style:style style:family="table-cell" style:name="ac0d8ba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77cb58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7acba8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e531ae">
      <style:paragraph-properties/>
      <style:text-properties fo:country="DE" fo:font-size="11pt" fo:language="de" style:font-name-asian="Cambria" style:font-size-asian="11pt"/>
    </style:style>
    <style:style style:family="paragraph" style:name="a48ded8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d8e143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816751">
      <style:paragraph-properties/>
      <style:text-properties fo:country="DE" fo:font-size="11pt" fo:language="de" style:font-name-asian="Cambria" style:font-size-asian="11pt"/>
    </style:style>
    <style:style style:family="table-cell" style:name="a3996c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66333">
      <style:table-row-properties style:row-height="25.01mm"/>
    </style:style>
    <style:style style:family="paragraph" style:name="a3c5cac">
      <style:paragraph-properties/>
      <style:text-properties fo:country="DE" fo:font-size="11pt" fo:language="de" style:font-name-asian="Cambria" style:font-size-asian="11pt"/>
    </style:style>
    <style:style style:family="table-cell" style:name="a17dbc4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9c4c7">
      <style:paragraph-properties/>
      <style:text-properties fo:background-color="#FF0000" fo:country="DE" fo:font-size="11pt" fo:language="de" style:font-name-asian="Cambria" style:font-size-asian="11pt"/>
    </style:style>
    <style:style style:family="paragraph" style:name="a577bd6">
      <style:paragraph-properties/>
      <style:text-properties fo:background-color="#FF0000" fo:country="DE" fo:font-size="11pt" fo:language="de" style:font-name-asian="Cambria" style:font-size-asian="11pt"/>
    </style:style>
    <style:style style:family="table-cell" style:name="aac9b8f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c5ef97">
      <style:paragraph-properties/>
      <style:text-properties fo:font-size="11pt" style:font-name-asian="Cambria" style:font-size-asian="11pt"/>
    </style:style>
    <style:style style:family="table-cell" style:name="a332934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a8aa05">
      <style:table-row-properties style:row-height="40.01mm"/>
    </style:style>
    <style:style style:family="table-column" style:name="a94784c">
      <style:table-column-properties style:rel-column-width="25*"/>
    </style:style>
    <style:style style:family="table" style:name="aa6bfa6">
      <style:table-properties fo:margin-left="0.0mm" style:rel-width="100%"/>
    </style:style>
    <style:style style:family="paragraph" style:name="a23ac0b">
      <style:paragraph-properties/>
    </style:style>
    <style:style style:family="paragraph" style:name="a1ce544">
      <style:paragraph-properties/>
    </style:style>
    <style:style style:family="paragraph" style:name="ab96cd4">
      <style:paragraph-properties/>
    </style:style>
    <style:style style:family="paragraph" style:name="aee8cba">
      <style:paragraph-properties/>
    </style:style>
    <style:style style:family="paragraph" style:name="a001b6d">
      <style:paragraph-properties/>
      <style:text-properties fo:color="#000000" fo:country="DE" fo:language="de" style:font-name-asian="Cambria" style:font-size-asian="11pt"/>
    </style:style>
    <style:style style:family="table-cell" style:name="af3d129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a8101b">
      <style:paragraph-properties/>
      <style:text-properties fo:color="#000000" fo:country="DE" fo:language="de" style:font-name-asian="Cambria" style:font-size-asian="11pt"/>
    </style:style>
    <style:style style:family="table-cell" style:name="a4ca70b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8eec7c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70d408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dd33e6">
      <style:table-row-properties style:row-height="15.01mm"/>
    </style:style>
    <style:style style:family="paragraph" style:name="a3ccd8b">
      <style:paragraph-properties/>
      <style:text-properties fo:color="#000000" fo:country="DE" fo:language="de" style:font-name-asian="Cambria" style:font-size-asian="11pt"/>
    </style:style>
    <style:style style:family="table-cell" style:name="ab93790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3d0464">
      <style:paragraph-properties/>
      <style:text-properties fo:color="#000000" fo:country="DE" fo:language="de" style:font-name-asian="Cambria" style:font-size-asian="11pt"/>
    </style:style>
    <style:style style:family="table-cell" style:name="acb28e5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5e9707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7515b4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0d2333">
      <style:table-row-properties style:row-height="15.01mm"/>
    </style:style>
    <style:style style:family="paragraph" style:name="a47ef1c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c4bb0e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05c578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ac18f9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f65898">
      <style:paragraph-properties/>
      <style:text-properties fo:color="#000000" fo:country="DE" fo:font-weight="bold" fo:language="de" style:font-name="Adobe Caslon Pro" style:font-name-asian="Cambria" style:font-size-asian="11pt" style:font-weight-asian="bold" style:font-weight-complex="bold"/>
    </style:style>
    <style:style style:family="table-cell" style:name="ae150b7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af3d15">
      <style:table-row-properties style:row-height="15.01mm"/>
    </style:style>
    <style:style style:family="table-column" style:name="a89abaa">
      <style:table-column-properties style:rel-column-width="33*"/>
    </style:style>
    <style:style style:family="table" style:name="ad96482">
      <style:table-properties fo:margin-left="0.0mm" style:rel-width="100%"/>
    </style:style>
    <style:style style:family="paragraph" style:name="a3f592b">
      <style:paragraph-properties/>
    </style:style>
    <style:style style:family="paragraph" style:name="a440fdc">
      <style:paragraph-properties/>
    </style:style>
    <style:style style:family="paragraph" style:name="a44635e">
      <style:paragraph-properties/>
      <style:text-properties fo:font-size="11pt" style:font-name-asian="Cambria" style:font-size-asian="11pt"/>
    </style:style>
    <style:style style:family="table-cell" style:name="a76586e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9d2bfb">
      <style:paragraph-properties/>
      <style:text-properties fo:font-size="11pt" style:font-name-asian="Cambria" style:font-size-asian="11pt"/>
    </style:style>
    <style:style style:family="table-cell" style:name="a55ccfb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54d3da">
      <style:paragraph-properties/>
      <style:text-properties fo:font-size="11pt" style:font-name-asian="Cambria" style:font-size-asian="11pt"/>
    </style:style>
    <style:style style:family="table-cell" style:name="ab75e0b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369b5b">
      <style:table-row-properties style:row-height="10.0mm"/>
    </style:style>
    <style:style style:family="paragraph" style:name="a493d88">
      <style:paragraph-properties/>
      <style:text-properties fo:font-size="11pt" style:font-name-asian="Cambria" style:font-size-asian="11pt"/>
    </style:style>
    <style:style style:family="table-cell" style:name="a07c0e5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25ab1b">
      <style:paragraph-properties/>
      <style:text-properties fo:font-size="11pt" style:font-name-asian="Cambria" style:font-size-asian="11pt"/>
    </style:style>
    <style:style style:family="table-cell" style:name="a20e616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2127eb">
      <style:paragraph-properties/>
      <style:text-properties fo:font-size="11pt" style:font-name-asian="Cambria" style:font-size-asian="11pt"/>
    </style:style>
    <style:style style:family="table-cell" style:name="a53d36a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0f79bd">
      <style:table-row-properties style:row-height="10.0mm"/>
    </style:style>
    <style:style style:family="paragraph" style:name="a85cd5e">
      <style:paragraph-properties/>
      <style:text-properties fo:font-size="11pt" style:font-name-asian="Cambria" style:font-size-asian="11pt"/>
    </style:style>
    <style:style style:family="table-cell" style:name="a7b7e88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ced570">
      <style:paragraph-properties/>
      <style:text-properties fo:font-size="11pt" style:font-name-asian="Cambria" style:font-size-asian="11pt"/>
    </style:style>
    <style:style style:family="table-cell" style:name="ac35703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4e646b">
      <style:paragraph-properties/>
      <style:text-properties fo:font-size="11pt" style:font-name-asian="Cambria" style:font-size-asian="11pt"/>
    </style:style>
    <style:style style:family="table-cell" style:name="afe1fc4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15aae4">
      <style:table-row-properties style:row-height="10.0mm"/>
    </style:style>
    <style:style style:family="table-column" style:name="a378de4">
      <style:table-column-properties style:rel-column-width="33*"/>
    </style:style>
    <style:style style:family="table" style:name="a696fe5">
      <style:table-properties fo:margin-left="0.0mm" style:rel-width="100%"/>
    </style:style>
    <style:style style:family="paragraph" style:name="a498d58">
      <style:paragraph-properties/>
    </style:style>
    <style:style style:family="paragraph" style:name="a617d22">
      <style:paragraph-properties/>
    </style:style>
    <style:style style:family="paragraph" style:name="a39b469">
      <style:paragraph-properties/>
    </style:style>
    <style:style style:family="paragraph" style:name="a4c6b27">
      <style:paragraph-properties/>
    </style:style>
    <style:style style:family="paragraph" style:name="a7940ee">
      <style:paragraph-properties fo:text-align="center"/>
      <style:text-properties fo:color="#000000" fo:country="DE" fo:font-size="11pt" fo:language="de" style:font-size-asian="11pt"/>
    </style:style>
    <style:style style:family="table-cell" style:name="ac3cf6b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9fa142">
      <style:paragraph-properties fo:text-align="center"/>
      <style:text-properties fo:color="#000000" fo:country="DE" fo:font-size="11pt" fo:language="de" style:font-size-asian="11pt"/>
    </style:style>
    <style:style style:family="table-cell" style:name="a99894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428418">
      <style:paragraph-properties fo:text-align="center"/>
      <style:text-properties fo:color="#000000" fo:country="DE" fo:font-size="11pt" fo:language="de" style:font-size-asian="11pt"/>
    </style:style>
    <style:style style:family="table-cell" style:name="a9a720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84f99">
      <style:paragraph-properties fo:text-align="center"/>
      <style:text-properties fo:color="#000000" fo:country="DE" fo:font-size="11pt" fo:language="de" style:font-size-asian="11pt"/>
    </style:style>
    <style:style style:family="table-cell" style:name="af847f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3f18a">
      <style:paragraph-properties fo:text-align="center"/>
      <style:text-properties fo:color="#000000" fo:country="DE" fo:font-size="11pt" fo:language="de" style:font-size-asian="11pt"/>
    </style:style>
    <style:style style:family="table-cell" style:name="a3b8a6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48773f">
      <style:paragraph-properties/>
      <style:text-properties fo:color="#000000" fo:country="DE" fo:font-size="11pt" fo:language="de" style:font-size-asian="11pt"/>
    </style:style>
    <style:style style:family="table-cell" style:name="a296a25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5105b5">
      <style:table-row-properties style:row-height="6.77mm"/>
    </style:style>
    <style:style style:family="paragraph" style:name="aa125dc">
      <style:paragraph-properties fo:text-align="center"/>
      <style:text-properties fo:color="#000000" fo:country="DE" fo:font-size="11pt" fo:language="de" style:font-size-asian="11pt"/>
    </style:style>
    <style:style style:family="table-cell" style:name="a43df21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32709f">
      <style:paragraph-properties fo:text-align="center"/>
      <style:text-properties fo:color="#000000" fo:country="DE" fo:font-size="11pt" fo:language="de" style:font-size-asian="11pt"/>
    </style:style>
    <style:style style:family="table-cell" style:name="a5664a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fb0d45">
      <style:paragraph-properties fo:text-align="center"/>
      <style:text-properties fo:color="#000000" fo:country="DE" fo:font-size="11pt" fo:language="de" style:font-size-asian="11pt"/>
    </style:style>
    <style:style style:family="table-cell" style:name="ab1b01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7e631">
      <style:paragraph-properties fo:text-align="center"/>
      <style:text-properties fo:color="#000000" fo:country="DE" fo:font-size="11pt" fo:language="de" style:font-size-asian="11pt"/>
    </style:style>
    <style:style style:family="table-cell" style:name="adcbb2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84cf94">
      <style:paragraph-properties fo:text-align="center"/>
      <style:text-properties fo:color="#000000" fo:country="DE" fo:font-size="11pt" fo:language="de" style:font-size-asian="11pt"/>
    </style:style>
    <style:style style:family="table-cell" style:name="a5f4df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a115dd">
      <style:paragraph-properties/>
      <style:text-properties fo:color="#000000" fo:country="DE" fo:font-size="11pt" fo:language="de" style:font-size-asian="11pt"/>
    </style:style>
    <style:style style:family="table-cell" style:name="af16158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cd3903">
      <style:table-row-properties style:row-height="6.77mm"/>
    </style:style>
    <style:style style:family="paragraph" style:name="a727d07">
      <style:paragraph-properties fo:text-align="center"/>
      <style:text-properties fo:color="#000000" fo:country="DE" fo:font-size="11pt" fo:language="de" style:font-size-asian="11pt"/>
    </style:style>
    <style:style style:family="table-cell" style:name="a3b00c6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d52481">
      <style:paragraph-properties fo:text-align="center"/>
      <style:text-properties fo:color="#000000" fo:country="DE" fo:font-size="11pt" fo:language="de" style:font-size-asian="11pt"/>
    </style:style>
    <style:style style:family="table-cell" style:name="ac3ad3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0d9b2">
      <style:paragraph-properties fo:text-align="center"/>
      <style:text-properties fo:color="#000000" fo:country="DE" fo:font-size="11pt" fo:language="de" style:font-size-asian="11pt"/>
    </style:style>
    <style:style style:family="table-cell" style:name="ac3a9e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2de1c">
      <style:paragraph-properties fo:text-align="center"/>
      <style:text-properties fo:color="#000000" fo:country="DE" fo:font-size="11pt" fo:language="de" style:font-size-asian="11pt"/>
    </style:style>
    <style:style style:family="table-cell" style:name="a5f1a0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fe88b">
      <style:paragraph-properties fo:text-align="center"/>
      <style:text-properties fo:color="#000000" fo:country="DE" fo:font-size="11pt" fo:language="de" style:font-size-asian="11pt"/>
    </style:style>
    <style:style style:family="table-cell" style:name="ab20da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8be56">
      <style:paragraph-properties/>
      <style:text-properties fo:color="#000000" fo:country="DE" fo:font-size="11pt" fo:language="de" style:font-size-asian="11pt"/>
    </style:style>
    <style:style style:family="table-cell" style:name="a897961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a644b5">
      <style:table-row-properties style:row-height="6.77mm"/>
    </style:style>
    <style:style style:family="paragraph" style:name="a725b31">
      <style:paragraph-properties fo:text-align="center"/>
      <style:text-properties fo:color="#000000" fo:country="DE" fo:font-size="11pt" fo:language="de" style:font-size-asian="11pt"/>
    </style:style>
    <style:style style:family="table-cell" style:name="af06fd1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2a17b1">
      <style:paragraph-properties fo:text-align="center"/>
      <style:text-properties fo:color="#000000" fo:country="DE" fo:font-size="11pt" fo:language="de" style:font-size-asian="11pt"/>
    </style:style>
    <style:style style:family="table-cell" style:name="ae3b27d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c945a7">
      <style:paragraph-properties fo:text-align="center"/>
      <style:text-properties fo:color="#000000" fo:country="DE" fo:font-size="11pt" fo:language="de" style:font-size-asian="11pt"/>
    </style:style>
    <style:style style:family="table-cell" style:name="a6b7ab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b01532">
      <style:paragraph-properties fo:text-align="center"/>
      <style:text-properties fo:color="#000000" fo:country="DE" fo:font-size="11pt" fo:language="de" style:font-size-asian="11pt"/>
    </style:style>
    <style:style style:family="table-cell" style:name="adb1c6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4831c">
      <style:paragraph-properties fo:text-align="center"/>
      <style:text-properties fo:color="#000000" fo:country="DE" fo:font-size="11pt" fo:language="de" style:font-size-asian="11pt"/>
    </style:style>
    <style:style style:family="table-cell" style:name="a0a8d0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5dd827">
      <style:paragraph-properties/>
      <style:text-properties fo:color="#000000" fo:country="DE" fo:font-size="11pt" fo:language="de" style:font-size-asian="11pt"/>
    </style:style>
    <style:style style:family="table-cell" style:name="aa6c04e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19cf61">
      <style:table-row-properties style:row-height="6.77mm"/>
    </style:style>
    <style:style style:family="paragraph" style:name="aaf8e71">
      <style:paragraph-properties fo:text-align="center"/>
      <style:text-properties fo:color="#000000" fo:country="DE" fo:font-size="11pt" fo:language="de" style:font-size-asian="11pt"/>
    </style:style>
    <style:style style:family="table-cell" style:name="acd65c0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041343">
      <style:paragraph-properties fo:text-align="center"/>
      <style:text-properties fo:color="#000000" fo:country="DE" fo:font-size="11pt" fo:language="de" style:font-size-asian="11pt"/>
    </style:style>
    <style:style style:family="table-cell" style:name="a9908a3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ba529">
      <style:paragraph-properties fo:text-align="center"/>
      <style:text-properties fo:color="#000000" fo:country="DE" fo:font-size="11pt" fo:language="de" style:font-size-asian="11pt"/>
    </style:style>
    <style:style style:family="table-cell" style:name="ab4d7e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22134">
      <style:paragraph-properties fo:text-align="center"/>
      <style:text-properties fo:color="#000000" fo:country="DE" fo:font-size="11pt" fo:language="de" style:font-size-asian="11pt"/>
    </style:style>
    <style:style style:family="table-cell" style:name="a713bd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39256">
      <style:paragraph-properties fo:text-align="center"/>
      <style:text-properties fo:color="#000000" fo:country="DE" fo:font-size="11pt" fo:language="de" style:font-size-asian="11pt"/>
    </style:style>
    <style:style style:family="table-cell" style:name="ad965e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26f46">
      <style:paragraph-properties/>
      <style:text-properties fo:color="#000000" fo:country="DE" fo:font-size="11pt" fo:language="de" style:font-size-asian="11pt"/>
    </style:style>
    <style:style style:family="table-cell" style:name="abbb70f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460ba7">
      <style:table-row-properties style:row-height="6.77mm"/>
    </style:style>
    <style:style style:family="paragraph" style:name="a5eb5a1">
      <style:paragraph-properties fo:text-align="center"/>
      <style:text-properties fo:color="#000000" fo:country="DE" fo:font-size="11pt" fo:language="de" style:font-size-asian="11pt"/>
    </style:style>
    <style:style style:family="table-cell" style:name="a09a65b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8b774d">
      <style:paragraph-properties fo:text-align="center"/>
      <style:text-properties fo:color="#000000" fo:country="DE" fo:font-size="11pt" fo:language="de" style:font-size-asian="11pt"/>
    </style:style>
    <style:style style:family="table-cell" style:name="a48f849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376bf2">
      <style:paragraph-properties fo:text-align="center"/>
      <style:text-properties fo:color="#000000" fo:country="DE" fo:font-size="11pt" fo:language="de" style:font-size-asian="11pt"/>
    </style:style>
    <style:style style:family="table-cell" style:name="ad28be4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e288a0">
      <style:paragraph-properties fo:text-align="center"/>
      <style:text-properties fo:color="#000000" fo:country="DE" fo:font-size="11pt" fo:language="de" style:font-size-asian="11pt"/>
    </style:style>
    <style:style style:family="table-cell" style:name="a43b72a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b31a6">
      <style:paragraph-properties fo:text-align="center"/>
      <style:text-properties fo:color="#000000" fo:country="DE" fo:font-size="11pt" fo:language="de" style:font-size-asian="11pt"/>
    </style:style>
    <style:style style:family="table-cell" style:name="a830f13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a2db1">
      <style:paragraph-properties/>
      <style:text-properties fo:color="#000000" fo:country="DE" fo:font-size="11pt" fo:language="de" style:font-size-asian="11pt"/>
    </style:style>
    <style:style style:family="table-cell" style:name="a95d485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2da34b">
      <style:table-row-properties style:row-height="6.77mm"/>
    </style:style>
    <style:style style:family="table-column" style:name="ac87050">
      <style:table-column-properties style:rel-column-width="16*"/>
    </style:style>
    <style:style style:family="table-column" style:name="abde544">
      <style:table-column-properties style:rel-column-width="17*"/>
    </style:style>
    <style:style style:family="table-column" style:name="adad4c9">
      <style:table-column-properties style:rel-column-width="16*"/>
    </style:style>
    <style:style style:family="table" style:name="a60e1d9">
      <style:table-properties fo:margin-left="0.0mm" style:rel-width="100%"/>
    </style:style>
    <style:style style:family="paragraph" style:name="a1cc903">
      <style:paragraph-properties/>
    </style:style>
    <style:style style:family="paragraph" style:name="a44a38e">
      <style:paragraph-properties/>
    </style:style>
    <style:style style:family="paragraph" style:name="a14fac6">
      <style:paragraph-properties/>
    </style:style>
    <style:style style:family="paragraph" style:name="a15ba2a">
      <style:paragraph-properties/>
      <style:text-properties fo:country="DE" fo:font-size="11pt" fo:language="de" style:font-name-asian="Cambria" style:font-size-asian="11pt"/>
    </style:style>
    <style:style style:family="table-cell" style:name="acd79a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6d545">
      <style:paragraph-properties/>
      <style:text-properties fo:country="DE" fo:font-size="11pt" fo:language="de" style:font-name-asian="Cambria" style:font-size-asian="11pt"/>
    </style:style>
    <style:style style:family="table-cell" style:name="a3a2f3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a993c">
      <style:paragraph-properties/>
      <style:text-properties fo:country="DE" fo:font-size="11pt" fo:language="de" style:font-name-asian="Cambria" style:font-size-asian="11pt"/>
    </style:style>
    <style:style style:family="table-cell" style:name="a57445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b029c">
      <style:paragraph-properties/>
      <style:text-properties fo:country="DE" fo:font-size="11pt" fo:language="de" style:font-name-asian="Cambria" style:font-size-asian="11pt"/>
    </style:style>
    <style:style style:family="table-cell" style:name="ab76f7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1c349">
      <style:table-row-properties style:row-height="10.0mm"/>
    </style:style>
    <style:style style:family="paragraph" style:name="ad2193d">
      <style:paragraph-properties/>
      <style:text-properties fo:country="DE" fo:font-size="11pt" fo:language="de" style:font-name-asian="Cambria" style:font-size-asian="11pt"/>
    </style:style>
    <style:style style:family="table-cell" style:name="ab627f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069d6">
      <style:paragraph-properties/>
      <style:text-properties fo:country="DE" fo:font-size="11pt" fo:language="de" style:font-name-asian="Cambria" style:font-size-asian="11pt"/>
    </style:style>
    <style:style style:family="table-cell" style:name="ac683a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3dbec">
      <style:paragraph-properties/>
      <style:text-properties fo:country="DE" fo:font-size="11pt" fo:language="de" style:font-name-asian="Cambria" style:font-size-asian="11pt"/>
    </style:style>
    <style:style style:family="table-cell" style:name="ab81a77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a2ce2">
      <style:paragraph-properties/>
      <style:text-properties fo:country="DE" fo:font-size="11pt" fo:language="de" style:font-name-asian="Cambria" style:font-size-asian="11pt"/>
    </style:style>
    <style:style style:family="table-cell" style:name="a504b9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6a68b">
      <style:table-row-properties style:row-height="10.0mm"/>
    </style:style>
    <style:style style:family="paragraph" style:name="a0f8e66">
      <style:paragraph-properties/>
      <style:text-properties fo:country="DE" fo:font-size="11pt" fo:language="de" style:font-name-asian="Cambria" style:font-size-asian="11pt"/>
    </style:style>
    <style:style style:family="table-cell" style:name="ab1102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1f586">
      <style:paragraph-properties/>
      <style:text-properties fo:country="DE" fo:font-size="11pt" fo:language="de" style:font-name-asian="Cambria" style:font-size-asian="11pt"/>
    </style:style>
    <style:style style:family="table-cell" style:name="a3c518d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c954f">
      <style:paragraph-properties/>
      <style:text-properties fo:country="DE" fo:font-size="11pt" fo:language="de" style:font-name-asian="Cambria" style:font-size-asian="11pt"/>
    </style:style>
    <style:style style:family="table-cell" style:name="a033c6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aa3c7">
      <style:paragraph-properties/>
      <style:text-properties fo:country="DE" fo:font-size="11pt" fo:language="de" style:font-name-asian="Cambria" style:font-size-asian="11pt"/>
    </style:style>
    <style:style style:family="table-cell" style:name="a2e45a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8baa0f">
      <style:table-row-properties style:row-height="20.0mm"/>
    </style:style>
    <style:style style:family="paragraph" style:name="ada78cb">
      <style:paragraph-properties/>
      <style:text-properties fo:country="DE" fo:font-size="11pt" fo:language="de" style:font-name-asian="Cambria" style:font-size-asian="11pt"/>
    </style:style>
    <style:style style:family="table-cell" style:name="accef66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5de11">
      <style:paragraph-properties/>
      <style:text-properties fo:country="DE" fo:font-size="11pt" fo:language="de" style:font-name-asian="Cambria" style:font-size-asian="11pt"/>
    </style:style>
    <style:style style:family="table-cell" style:name="a8ea09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923af">
      <style:paragraph-properties/>
      <style:text-properties fo:country="DE" fo:font-size="11pt" fo:language="de" style:font-name-asian="Cambria" style:font-size-asian="11pt"/>
    </style:style>
    <style:style style:family="table-cell" style:name="aa85e4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ee13c">
      <style:paragraph-properties/>
      <style:text-properties fo:country="DE" fo:font-size="11pt" fo:language="de" style:font-name-asian="Cambria" style:font-size-asian="11pt"/>
    </style:style>
    <style:style style:family="table-cell" style:name="a8c0f8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f7ca5">
      <style:table-row-properties style:row-height="10.0mm"/>
    </style:style>
    <style:style style:family="table-column" style:name="af055cb">
      <style:table-column-properties style:rel-column-width="25*"/>
    </style:style>
    <style:style style:family="table" style:name="a22d59b">
      <style:table-properties fo:margin-left="0.0mm" style:rel-width="100%"/>
    </style:style>
    <style:style style:family="paragraph" style:name="ae909af">
      <style:paragraph-properties/>
    </style:style>
    <style:style style:family="paragraph" style:name="a67a5c0">
      <style:paragraph-properties/>
    </style:style>
    <style:style style:family="paragraph" style:name="ab30099">
      <style:paragraph-properties/>
    </style:style>
    <style:style style:family="paragraph" style:name="ae138ea">
      <style:paragraph-properties/>
    </style:style>
    <style:style style:family="table" style:name="a674446">
      <style:table-properties fo:margin-left="0.0mm" style:rel-width="100%"/>
    </style:style>
    <style:style style:family="table-column" style:name="a77f37b">
      <style:table-column-properties style:rel-column-width="25*"/>
    </style:style>
  </office:automatic-styles>
  <office:body>
    <office:text>
      <text:p text:style-name="ae138ea">Tables</text:p>
      <text:p text:style-name="ab30099">Examples</text:p>
      <text:h text:outline-level="2" text:style-name="a67a5c0">Table with different background colors (hard coded)</text:h>
      <text:p text:style-name="ae909af"/>
      <table:table table:style-name="a674446">
        <table:table-column table:number-columns-repeated="3" table:style-name="a77f37b"/>
        <table:table-row table:style-name="a5f7ca5">
          <table:table-cell table:style-name="aa85e42">
            <text:p text:style-name="a5923af">2</text:p>
          </table:table-cell>
          <table:table-cell table:style-name="a8ea095">
            <text:p text:style-name="a75de11">3</text:p>
          </table:table-cell>
          <table:table-cell table:style-name="accef66">
            <text:p text:style-name="ada78cb">4</text:p>
          </table:table-cell>
        </table:table-row>
        <table:table-row table:style-name="a8baa0f">
          <table:table-cell table:style-name="a033c6b">
            <text:p text:style-name="aec954f">6</text:p>
          </table:table-cell>
          <table:table-cell table:style-name="a3c518d">
            <text:p text:style-name="a61f586">7</text:p>
          </table:table-cell>
          <table:table-cell table:style-name="ab1102c">
            <text:p text:style-name="a0f8e66">8</text:p>
          </table:table-cell>
        </table:table-row>
        <table:table-row table:style-name="ae6a68b">
          <table:table-cell table:style-name="ab81a77">
            <text:p text:style-name="ac3dbec">10</text:p>
          </table:table-cell>
          <table:table-cell table:style-name="ac683aa">
            <text:p text:style-name="ab069d6">11</text:p>
          </table:table-cell>
          <table:table-cell table:style-name="ab627f6">
            <text:p text:style-name="ad2193d">12</text:p>
          </table:table-cell>
        </table:table-row>
        <table:table-row table:style-name="ad1c349">
          <table:table-cell table:style-name="a574456">
            <text:p text:style-name="aea993c">14</text:p>
          </table:table-cell>
          <table:table-cell table:style-name="a3a2f30">
            <text:p text:style-name="a96d545">15</text:p>
          </table:table-cell>
          <table:table-cell table:style-name="acd79ae">
            <text:p text:style-name="a15ba2a">16</text:p>
          </table:table-cell>
        </table:table-row>
      </table:table>
      <text:p text:style-name="a14fac6"/>
      <text:h text:outline-level="2" text:style-name="a44a38e">Table with different background colors (theme, toggle background)</text:h>
      <text:p text:style-name="a1cc903"/>
      <table:table table:style-name="a60e1d9">
        <table:table-column table:style-name="adad4c9"/>
        <table:table-column table:number-columns-repeated="4" table:style-name="abde544"/>
        <table:table-column table:style-name="ac87050"/>
        <table:table-row table:style-name="a2da34b">
          <table:table-cell table:style-name="a95d485">
            <text:p text:style-name="a6a2db1">Point</text:p>
          </table:table-cell>
          <table:table-cell table:style-name="a830f13">
            <text:p text:style-name="a6b31a6">Point A</text:p>
          </table:table-cell>
          <table:table-cell table:style-name="a43b72a">
            <text:p text:style-name="ae288a0">Point B</text:p>
          </table:table-cell>
          <table:table-cell table:style-name="ad28be4">
            <text:p text:style-name="a376bf2">Point C</text:p>
          </table:table-cell>
          <table:table-cell table:style-name="a48f849">
            <text:p text:style-name="a8b774d">Point D</text:p>
          </table:table-cell>
          <table:table-cell table:style-name="a09a65b">
            <text:p text:style-name="a5eb5a1">Point E</text:p>
          </table:table-cell>
        </table:table-row>
        <table:table-row table:style-name="a460ba7">
          <table:table-cell table:style-name="abbb70f">
            <text:p text:style-name="ae26f46">Point A</text:p>
          </table:table-cell>
          <table:table-cell table:style-name="ad965e7">
            <text:p text:style-name="ad39256">—</text:p>
          </table:table-cell>
          <table:table-cell table:style-name="a713bde">
            <text:p text:style-name="a722134"/>
          </table:table-cell>
          <table:table-cell table:style-name="ab4d7ed">
            <text:p text:style-name="aaba529"/>
          </table:table-cell>
          <table:table-cell table:style-name="a9908a3">
            <text:p text:style-name="a041343"/>
          </table:table-cell>
          <table:table-cell table:style-name="acd65c0">
            <text:p text:style-name="aaf8e71"/>
          </table:table-cell>
        </table:table-row>
        <table:table-row table:style-name="a19cf61">
          <table:table-cell table:style-name="aa6c04e">
            <text:p text:style-name="a5dd827">Point B</text:p>
          </table:table-cell>
          <table:table-cell table:style-name="a0a8d09">
            <text:p text:style-name="a24831c">87</text:p>
          </table:table-cell>
          <table:table-cell table:style-name="adb1c60">
            <text:p text:style-name="ab01532">—</text:p>
          </table:table-cell>
          <table:table-cell table:style-name="a6b7ab4">
            <text:p text:style-name="ac945a7"/>
          </table:table-cell>
          <table:table-cell table:style-name="ae3b27d">
            <text:p text:style-name="a2a17b1"/>
          </table:table-cell>
          <table:table-cell table:style-name="af06fd1">
            <text:p text:style-name="a725b31"/>
          </table:table-cell>
        </table:table-row>
        <table:table-row table:style-name="aa644b5">
          <table:table-cell table:style-name="a897961">
            <text:p text:style-name="ae8be56">Point C</text:p>
          </table:table-cell>
          <table:table-cell table:style-name="ab20da6">
            <text:p text:style-name="aefe88b">64</text:p>
          </table:table-cell>
          <table:table-cell table:style-name="a5f1a04">
            <text:p text:style-name="a02de1c">56</text:p>
          </table:table-cell>
          <table:table-cell table:style-name="ac3a9e6">
            <text:p text:style-name="a30d9b2">—</text:p>
          </table:table-cell>
          <table:table-cell table:style-name="ac3ad31">
            <text:p text:style-name="ad52481"/>
          </table:table-cell>
          <table:table-cell table:style-name="a3b00c6">
            <text:p text:style-name="a727d07"/>
          </table:table-cell>
        </table:table-row>
        <table:table-row table:style-name="acd3903">
          <table:table-cell table:style-name="af16158">
            <text:p text:style-name="aa115dd">Point D</text:p>
          </table:table-cell>
          <table:table-cell table:style-name="a5f4df6">
            <text:p text:style-name="a84cf94">37</text:p>
          </table:table-cell>
          <table:table-cell table:style-name="adcbb22">
            <text:p text:style-name="a27e631">32</text:p>
          </table:table-cell>
          <table:table-cell table:style-name="ab1b015">
            <text:p text:style-name="afb0d45">91</text:p>
          </table:table-cell>
          <table:table-cell table:style-name="a5664a2">
            <text:p text:style-name="a32709f">—</text:p>
          </table:table-cell>
          <table:table-cell table:style-name="a43df21">
            <text:p text:style-name="aa125dc"/>
          </table:table-cell>
        </table:table-row>
        <table:table-row table:style-name="a5105b5">
          <table:table-cell table:style-name="a296a25">
            <text:p text:style-name="a48773f">Point E</text:p>
          </table:table-cell>
          <table:table-cell table:style-name="a3b8a6b">
            <text:p text:style-name="ae3f18a">93</text:p>
          </table:table-cell>
          <table:table-cell table:style-name="af847f1">
            <text:p text:style-name="ae84f99">35</text:p>
          </table:table-cell>
          <table:table-cell table:style-name="a9a720b">
            <text:p text:style-name="a428418">54</text:p>
          </table:table-cell>
          <table:table-cell table:style-name="a998945">
            <text:p text:style-name="a9fa142">43</text:p>
          </table:table-cell>
          <table:table-cell table:style-name="ac3cf6b">
            <text:p text:style-name="a7940ee">—</text:p>
          </table:table-cell>
        </table:table-row>
      </table:table>
      <text:p text:style-name="a4c6b27"/>
      <text:p text:style-name="a39b469"/>
      <text:h text:outline-level="2" text:style-name="a617d22">Thick table border, but cell can overrule table border</text:h>
      <text:p text:style-name="a498d58"/>
      <table:table table:style-name="a696fe5">
        <table:table-column table:number-columns-repeated="3" table:style-name="a378de4"/>
        <table:table-row table:style-name="a15aae4">
          <table:table-cell table:style-name="afe1fc4">
            <text:p text:style-name="a4e646b"/>
          </table:table-cell>
          <table:table-cell table:style-name="ac35703">
            <text:p text:style-name="aced570"/>
          </table:table-cell>
          <table:table-cell table:style-name="a7b7e88">
            <text:p text:style-name="a85cd5e"/>
          </table:table-cell>
        </table:table-row>
        <table:table-row table:style-name="a0f79bd">
          <table:table-cell table:style-name="a53d36a">
            <text:p text:style-name="a2127eb"/>
          </table:table-cell>
          <table:table-cell table:style-name="a20e616">
            <text:p text:style-name="a25ab1b"/>
          </table:table-cell>
          <table:table-cell table:style-name="a07c0e5">
            <text:p text:style-name="a493d88"/>
          </table:table-cell>
        </table:table-row>
        <table:table-row table:style-name="a369b5b">
          <table:table-cell table:style-name="ab75e0b">
            <text:p text:style-name="a54d3da"/>
          </table:table-cell>
          <table:table-cell table:style-name="a55ccfb">
            <text:p text:style-name="a9d2bfb"/>
          </table:table-cell>
          <table:table-cell table:style-name="a76586e">
            <text:p text:style-name="a44635e"/>
          </table:table-cell>
        </table:table-row>
      </table:table>
      <text:p text:style-name="a440fdc"/>
      <text:h text:outline-level="2" text:style-name="a3f592b">Table with background color for top-left, top-right, bottom-left and bottom-right cell</text:h>
      <table:table table:style-name="ad96482">
        <table:table-column table:number-columns-repeated="3" table:style-name="a89abaa"/>
        <table:table-row table:style-name="aaf3d15">
          <table:table-cell table:style-name="ae150b7">
            <text:p text:style-name="af65898">Erste Ecke oben links</text:p>
          </table:table-cell>
          <table:table-cell table:style-name="aac18f9">
            <text:p text:style-name="a05c578">1</text:p>
          </table:table-cell>
          <table:table-cell table:style-name="ac4bb0e">
            <text:p text:style-name="a47ef1c">2</text:p>
          </table:table-cell>
        </table:table-row>
        <table:table-row table:style-name="a0d2333">
          <table:table-cell table:style-name="a7515b4">
            <text:p text:style-name="a5e9707">Zweite Ecke oben links</text:p>
          </table:table-cell>
          <table:table-cell table:style-name="acb28e5">
            <text:p text:style-name="a3d0464">3</text:p>
          </table:table-cell>
          <table:table-cell table:style-name="ab93790">
            <text:p text:style-name="a3ccd8b">4</text:p>
          </table:table-cell>
        </table:table-row>
        <table:table-row table:style-name="add33e6">
          <table:table-cell table:style-name="a70d408">
            <text:p text:style-name="a8eec7c">Dritte Ecke oben links</text:p>
          </table:table-cell>
          <table:table-cell table:style-name="a4ca70b">
            <text:p text:style-name="aa8101b">5</text:p>
          </table:table-cell>
          <table:table-cell table:style-name="af3d129">
            <text:p text:style-name="a001b6d">6</text:p>
          </table:table-cell>
        </table:table-row>
      </table:table>
      <text:p text:style-name="aee8cba"/>
      <text:p text:style-name="ab96cd4"/>
      <text:h text:outline-level="2" text:style-name="a1ce544">Funny Table</text:h>
      <text:p text:style-name="a23ac0b"/>
      <table:table table:style-name="aa6bfa6">
        <table:table-column table:number-columns-repeated="4" table:style-name="a94784c"/>
        <table:table-row table:style-name="aa8aa05">
          <table:table-cell table:style-name="a332934">
            <text:p text:style-name="ac5ef97">A big cell with thick border</text:p>
          </table:table-cell>
          <table:table-cell table:style-name="aac9b8f">
            <text:p text:style-name="a577bd6">Para1</text:p>
            <text:p text:style-name="a09c4c7">Para2</text:p>
          </table:table-cell>
          <table:table-cell table:style-name="a17dbc4">
            <text:p text:style-name="a3c5cac">Hello world!</text:p>
          </table:table-cell>
        </table:table-row>
        <table:table-row table:style-name="a566333">
          <table:table-cell table:style-name="a3996c0">
            <text:p text:style-name="a816751"/>
          </table:table-cell>
          <table:table-cell table:style-name="ad8e143">
            <text:p text:style-name="a48ded8">Cell background is green.</text:p>
            <text:p text:style-name="ae531ae"/>
          </table:table-cell>
          <table:table-cell table:style-name="a7acba8">
            <text:p text:style-name="a77cb58"/>
          </table:table-cell>
        </table:table-row>
        <table:table-row>
          <table:table-cell table:style-name="ac0d8ba">
            <text:p text:style-name="a74e66b"/>
          </table:table-cell>
          <table:table-cell table:style-name="a7dd299">
            <text:p text:style-name="ada6a76">Thick red border</text:p>
            <text:p text:style-name="a914fd8"/>
          </table:table-cell>
          <table:table-cell table:style-name="a10512d">
            <text:p text:style-name="ad34247"/>
          </table:table-cell>
          <table:table-cell table:style-name="af67b2c">
            <text:p text:style-name="aaf80c7"/>
          </table:table-cell>
        </table:table-row>
        <table:table-row>
          <table:table-cell table:style-name="a7e09e1">
            <text:p text:style-name="aa5e4f5">Thick border at bottom of 3 cells</text:p>
          </table:table-cell>
          <table:table-cell table:style-name="a01eecf">
            <text:p text:style-name="a45972d"/>
          </table:table-cell>
          <table:table-cell table:style-name="aac91e1">
            <text:p text:style-name="ae4d68d"/>
          </table:table-cell>
          <table:table-cell table:style-name="a3c7592">
            <text:p text:style-name="a3131f0">Normal border here...</text:p>
          </table:table-cell>
        </table:table-row>
      </table:table>
      <text:p text:style-name="ab0d8ee"/>
      <text:p text:style-name="a4a020e"/>
      <text:p text:style-name="a6ec4e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style style:display-name="Default Paragraph Font" style:family="text" style:name="DefaultParagraphFont" style:parent-style-name="default_character_style"/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le Char" style:family="text" style:name="TitleChar" style:parent-style-name="DefaultParagraphFont">
      <style:text-properties fo:color="#17365D" fo:font-size="26pt" fo:letter-spacing="0.09mm" style:font-name="Calibri" style:font-name-asian="MS Gothic" style:font-name-complex="Times New Roman" style:font-size-asian="26pt"/>
    </style:style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pt" fo:font-style="normal" fo:font-weight="normal" fo:language="en" fo:letter-spacing="normal" style:font-name="Cambria" style:font-name-asian="MS Mincho" style:font-name-complex="Times New Roman" style:font-size-asian="12pt" style:font-style-asian="normal" style:font-style-complex="normal" style:font-weight-asian="normal" style:font-weight-complex="normal" style:text-position="0% 100%"/>
    </style:default-style>
    <style:style style:default-outline-level="1" style:display-name="Heading 1" style:family="paragraph" style:name="Heading1" style:parent-style-name="Normal">
      <style:paragraph-properties fo:margin-top="8.47mm"/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efault-outline-level="2" style:display-name="Heading 2" style:family="paragraph" style:name="Heading2" style:parent-style-name="Normal">
      <style:paragraph-properties fo:margin-top="3.53mm"/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Normal" style:family="paragraph" style:name="Normal" style:parent-style-name="default_paragraph_style"/>
    <style:style style:display-name="Subtitle" style:family="paragraph" style:name="Subtitle" style:parent-style-name="Normal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le" style:family="paragraph" style:name="Title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pt" fo:letter-spacing="0.09mm" style:font-name="Calibri" style:font-name-asian="MS Gothic" style:font-name-complex="Times New Roman" style:font-size-asian="26pt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36S</meta:editing-duration>
  </office:meta>
</office:document-meta>
</file>